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2457in"/>
    </style:style>
    <style:style style:name="co2" style:family="table-column">
      <style:table-column-properties fo:break-before="auto" style:column-width="10.5772in"/>
    </style:style>
    <style:style style:name="co3" style:family="table-column">
      <style:table-column-properties fo:break-before="auto" style:column-width="1.9728in"/>
    </style:style>
    <style:style style:name="co4" style:family="table-column">
      <style:table-column-properties fo:break-before="auto" style:column-width="1.5984in"/>
    </style:style>
    <style:style style:name="co5" style:family="table-column">
      <style:table-column-properties fo:break-before="auto" style:column-width="1.6083in"/>
    </style:style>
    <style:style style:name="co6" style:family="table-column">
      <style:table-column-properties fo:break-before="auto" style:column-width="1.0626in"/>
    </style:style>
    <style:style style:name="co7" style:family="table-column">
      <style:table-column-properties fo:break-before="auto" style:column-width="1.372in"/>
    </style:style>
    <style:style style:name="co8" style:family="table-column">
      <style:table-column-properties fo:break-before="auto" style:column-width="2.9256in"/>
    </style:style>
    <style:style style:name="co9" style:family="table-column">
      <style:table-column-properties fo:break-before="auto" style:column-width="1.4091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5008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false"/>
    </style:style>
    <style:style style:name="ro3" style:family="table-row">
      <style:table-row-properties style:row-height="0.3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 style:data-style-name="N132">
      <style:text-properties style:font-name="Arial" fo:font-size="9pt" style:font-size-asian="9pt" style:font-size-complex="9pt"/>
    </style:style>
    <style:style style:name="ce11" style:family="table-cell" style:parent-style-name="Default" style:data-style-name="N132"/>
    <style:style style:name="ce14" style:family="table-cell" style:parent-style-name="Default">
      <style:table-cell-properties fo:wrap-option="wrap"/>
    </style:style>
    <style:style style:name="ce18" style:family="table-cell" style:parent-style-name="Default">
      <style:text-properties style:font-name="Liberation Serif" style:font-name-asian="DejaVu Sans"/>
    </style:style>
    <style:style style:name="ce21" style:family="table-cell" style:parent-style-name="Default" style:data-style-name="N133">
      <style:text-properties style:font-name="Liberation Serif" style:font-name-asian="DejaVu Sans"/>
    </style:style>
    <style:style style:name="ce22" style:family="table-cell" style:parent-style-name="Default" style:data-style-name="N133"/>
    <style:style style:name="ce3" style:family="table-cell" style:parent-style-name="Default">
      <style:text-properties style:font-name="Arial"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ext-properties style:font-name="Arial" fo:font-size="9pt" style:font-size-asian="9pt" style:font-size-complex="9pt"/>
    </style:style>
    <style:style style:name="ce5" style:family="table-cell" style:parent-style-name="Default">
      <style:text-properties style:font-name="Arial" fo:font-size="9pt" style:font-name-asian="DejaVu Sans" style:font-size-asian="9pt" style:font-size-complex="9pt"/>
    </style:style>
    <style:style style:name="ce6" style:family="table-cell" style:parent-style-name="Default">
      <style:table-cell-properties fo:wrap-option="wrap"/>
      <style:text-properties style:font-name="Arial" fo:font-size="9pt" style:font-size-asian="9pt" style:font-size-complex="9pt"/>
    </style:style>
    <style:style style:name="ce7" style:family="table-cell" style:parent-style-name="Default">
      <style:table-cell-properties fo:wrap-option="wrap"/>
      <style:text-properties style:font-name="Arial" fo:font-size="9pt" style:font-name-asian="DejaVu Sans" style:font-size-asian="9pt" style:font-size-complex="9pt"/>
    </style:style>
    <style:style style:name="ce8" style:family="table-cell" style:parent-style-name="Default" style:data-style-name="N132">
      <style:text-properties style:font-name="Arial" fo:font-size="9pt" style:font-name-asian="DejaVu Sans" style:font-size-asian="9pt" style:font-size-complex="9pt"/>
    </style:style>
    <style:style style:name="ce9" style:family="table-cell" style:parent-style-name="Default" style:data-style-name="N132">
      <style:text-properties style:font-name="Liberation Serif" fo:font-size="10pt" style:font-name-asian="DejaVu Sans" style:font-size-asian="10pt" style:font-size-complex="10pt"/>
    </style:style>
    <style:style style:name="ce27" style:family="table-cell" style:parent-style-name="Default">
      <style:text-properties style:font-name="Arial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ext-properties style:font-name="Arial" fo:font-size="9pt" style:font-size-asian="9pt" style:font-size-complex="9pt"/>
    </style:style>
    <style:style style:name="ce29" style:family="table-cell" style:parent-style-name="Default">
      <style:text-properties style:font-name="Arial" fo:font-size="9pt" style:font-name-asian="DejaVu Sans" style:font-size-asian="9pt" style:font-size-complex="9pt"/>
    </style:style>
    <style:style style:name="ce30" style:family="table-cell" style:parent-style-name="Default">
      <style:table-cell-properties fo:wrap-option="wrap"/>
      <style:text-properties style:font-name="Arial" fo:font-size="9pt" style:font-size-asian="9pt" style:font-size-complex="9pt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ext-properties style:font-name="Liberation Serif" style:font-name-asian="DejaVu Sans"/>
    </style:style>
    <style:style style:name="ce33" style:family="table-cell" style:parent-style-name="Default">
      <style:table-cell-properties fo:wrap-option="wrap"/>
      <style:text-properties style:font-name="Arial" fo:font-size="9pt" style:font-name-asian="DejaVu Sans" style:font-size-asian="9pt" style:font-size-complex="9pt"/>
    </style:style>
    <style:style style:name="ce34" style:family="table-cell" style:parent-style-name="Default" style:data-style-name="N132">
      <style:text-properties style:font-name="Arial" fo:font-size="9pt" style:font-name-asian="DejaVu Sans" style:font-size-asian="9pt" style:font-size-complex="9pt"/>
    </style:style>
    <style:style style:name="ce35" style:family="table-cell" style:parent-style-name="Default" style:data-style-name="N132">
      <style:text-properties style:font-name="Liberation Serif" fo:font-size="10pt" style:font-name-asian="DejaVu Sans" style:font-size-asian="10pt" style:font-size-complex="10pt"/>
    </style:style>
    <style:style style:name="ce36" style:family="table-cell" style:parent-style-name="Default" style:data-style-name="N132">
      <style:text-properties style:font-name="Arial" fo:font-size="9pt" style:font-size-asian="9pt" style:font-size-complex="9pt"/>
    </style:style>
    <style:style style:name="ce37" style:family="table-cell" style:parent-style-name="Default" style:data-style-name="N133">
      <style:text-properties style:font-name="Liberation Serif" style:font-name-asian="DejaVu Sans"/>
    </style:style>
    <style:style style:name="ce38" style:family="table-cell" style:parent-style-name="Default" style:data-style-name="N133"/>
    <style:style style:name="ce39" style:family="table-cell" style:parent-style-name="Default" style:data-style-name="N13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8"/>
        <table:table-column table:style-name="co3" table:default-cell-style-name="ce28"/>
        <table:table-column table:style-name="co4" table:default-cell-style-name="Default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38"/>
        <table:table-column table:style-name="co9" table:default-cell-style-name="ce28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27" office:value-type="string" calcext:value-type="string">
            <text:p>komponent</text:p>
          </table:table-cell>
          <table:table-cell table:style-name="ce27" office:value-type="string" calcext:value-type="string">
            <text:p>links</text:p>
          </table:table-cell>
          <table:table-cell table:style-name="ce27" office:value-type="string" calcext:value-type="string">
            <text:p>peak power consumpion (mA)</text:p>
          </table:table-cell>
          <table:table-cell table:style-name="ce27" office:value-type="string" calcext:value-type="string">
            <text:p>Package</text:p>
          </table:table-cell>
          <table:table-cell table:style-name="ce27" office:value-type="string" calcext:value-type="string">
            <text:p>General description</text:p>
          </table:table-cell>
          <table:table-cell table:style-name="ce27" office:value-type="string" calcext:value-type="string">
            <text:p>quantitiy</text:p>
          </table:table-cell>
          <table:table-cell table:style-name="ce27" office:value-type="string" calcext:value-type="string">
            <text:p>minimum quantity</text:p>
          </table:table-cell>
          <table:table-cell table:style-name="ce27" office:value-type="string" calcext:value-type="string">
            <text:p>Price in zł (in how much we order lol)</text:p>
          </table:table-cell>
          <table:table-cell table:style-name="ce27" office:value-type="string" calcext:value-type="string">
            <text:p>If THT how long pins</text:p>
          </table:table-cell>
          <table:table-cell office:value-type="string" calcext:value-type="string">
            <text:p>how much we order</text:p>
          </table:table-cell>
          <table:table-cell office:value-type="string" calcext:value-type="string">
            <text:p>final price of the order</text:p>
          </table:table-cell>
        </table:table-row>
        <table:table-row table:style-name="ro1">
          <table:table-cell table:style-name="ce28" office:value-type="string" calcext:value-type="string">
            <text:p>ESP32-C6-MINI-1-N5</text:p>
          </table:table-cell>
          <table:table-cell office:value-type="string" calcext:value-type="string">
            <text:p><text:a xlink:href="https://www.tme.eu/pl/details/esp32-c6-mini-1-n4/moduly-iot-wifi-bluetooth/espressif/" xlink:type="simple">https://www.tme.eu/pl/details/esp32-c6-mini-1-n4/moduly-iot-wifi-bluetooth/espressif/</text:a></text:p>
          </table:table-cell>
          <table:table-cell office:value-type="float" office:value="382" calcext:value-type="float">
            <text:p>382</text:p>
          </table:table-cell>
          <table:table-cell table:style-name="ce28" office:value-type="string" calcext:value-type="string">
            <text:p>custom</text:p>
          </table:table-cell>
          <table:table-cell office:value-type="string" calcext:value-type="string">
            <text:p>MCU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office:value-type="currency" office:currency="PLN" office:value="14.18" calcext:value-type="currency">
            <text:p>14.1800 PLN</text:p>
          </table:table-cell>
          <table:table-cell/>
          <table:table-cell office:value-type="float" office:value="3" calcext:value-type="float">
            <text:p>3</text:p>
          </table:table-cell>
          <table:table-cell table:style-name="ce39" table:formula="of:=[.J2]*[.H2]" office:value-type="currency" office:currency="PLN" office:value="42.54" calcext:value-type="currency">
            <text:p>42.5400 PLN</text:p>
          </table:table-cell>
        </table:table-row>
        <table:table-row table:style-name="ro1">
          <table:table-cell table:style-name="ce28" office:value-type="string" calcext:value-type="string">
            <text:p>TLV755P</text:p>
          </table:table-cell>
          <table:table-cell office:value-type="string" calcext:value-type="string">
            <text:p><text:a xlink:href="https://www.tme.eu/pl/details/tlv75533pdbvr/stabilizatory-napiecia-nieregulowane-ldo/texas-instruments/" xlink:type="simple">https://www.tme.eu/pl/details/tlv75533pdbvr/stabilizatory-napiecia-nieregulowane-ldo/texas-instruments/</text:a></text:p>
          </table:table-cell>
          <table:table-cell office:value-type="string" calcext:value-type="string">
            <text:p>thats the limit here:500ma</text:p>
          </table:table-cell>
          <table:table-cell table:style-name="ce29" office:value-type="string" calcext:value-type="string">
            <text:p>SOT23-5</text:p>
          </table:table-cell>
          <table:table-cell office:value-type="string" calcext:value-type="string">
            <text:p>voltage regulato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5" office:value-type="currency" office:currency="PLN" office:value="0.993" calcext:value-type="currency">
            <text:p>0.9930 PLN</text:p>
          </table:table-cell>
          <table:table-cell/>
          <table:table-cell office:value-type="float" office:value="4" calcext:value-type="float">
            <text:p>4</text:p>
          </table:table-cell>
          <table:table-cell table:style-name="ce39" table:formula="of:=[.J3]*[.H3]" office:value-type="currency" office:currency="PLN" office:value="3.972" calcext:value-type="currency">
            <text:p>3.9720 PLN</text:p>
          </table:table-cell>
        </table:table-row>
        <table:table-row table:style-name="ro1">
          <table:table-cell table:style-name="ce28" office:value-type="string" calcext:value-type="string">
            <text:p>SFV24R-4STBE1HLF/C</text:p>
          </table:table-cell>
          <table:table-cell office:value-type="string" calcext:value-type="string">
            <text:p><text:a xlink:href="https://www.tme.eu/pl/details/sfv24r-4stbe1hlf_c/zlacza-ffc-fpc-raster-0-5mm/amphenol-communications-solutions/sfv24r-4stbe1hlf/" xlink:type="simple">https://www.tme.eu/pl/details/sfv24r-4stbe1hlf_c/zlacza-ffc-fpc-raster-0-5mm/amphenol-communications-solutions/sfv24r-4stbe1hlf/</text:a></text:p>
          </table:table-cell>
          <table:table-cell office:value-type="string" calcext:value-type="string">
            <text:p>--</text:p>
          </table:table-cell>
          <table:table-cell table:style-name="ce28" office:value-type="string" calcext:value-type="string">
            <text:p>custom</text:p>
          </table:table-cell>
          <table:table-cell office:value-type="string" calcext:value-type="string">
            <text:p>Flex connecto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5" office:value-type="currency" office:currency="PLN" office:value="2.293" calcext:value-type="currency">
            <text:p>2.2930 PLN</text:p>
          </table:table-cell>
          <table:table-cell/>
          <table:table-cell office:value-type="float" office:value="4" calcext:value-type="float">
            <text:p>4</text:p>
          </table:table-cell>
          <table:table-cell table:style-name="ce39" table:formula="of:=[.J4]*[.H4]" office:value-type="currency" office:currency="PLN" office:value="9.172" calcext:value-type="currency">
            <text:p>9.1720 PLN</text:p>
          </table:table-cell>
        </table:table-row>
        <table:table-row table:style-name="ro1">
          <table:table-cell table:style-name="ce28" office:value-type="string" calcext:value-type="string">
            <text:p>USBLC6-2</text:p>
          </table:table-cell>
          <table:table-cell office:value-type="string" calcext:value-type="string">
            <text:p><text:a xlink:href="https://www.tme.eu/pl/details/usblc6-2p6/diody-zabezpieczajace-drabinki/stmicroelectronics/" xlink:type="simple">https://www.tme.eu/pl/details/usblc6-2p6/diody-zabezpieczajace-drabinki/stmicroelectronics/</text:a></text:p>
          </table:table-cell>
          <table:table-cell office:value-type="string" calcext:value-type="string">
            <text:p>--</text:p>
          </table:table-cell>
          <table:table-cell table:style-name="ce29" office:value-type="string" calcext:value-type="string">
            <text:p>SOT666</text:p>
          </table:table-cell>
          <table:table-cell office:value-type="string" calcext:value-type="string">
            <text:p>TVS diodes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office:value-type="currency" office:currency="PLN" office:value="2.996" calcext:value-type="currency">
            <text:p>2.9960 PLN</text:p>
          </table:table-cell>
          <table:table-cell/>
          <table:table-cell office:value-type="float" office:value="3" calcext:value-type="float">
            <text:p>3</text:p>
          </table:table-cell>
          <table:table-cell table:style-name="ce39" table:formula="of:=[.J5]*[.H5]" office:value-type="currency" office:currency="PLN" office:value="8.988" calcext:value-type="currency">
            <text:p>8.9880 PLN</text:p>
          </table:table-cell>
        </table:table-row>
        <table:table-row table:style-name="ro1">
          <table:table-cell table:style-name="ce28" office:value-type="string" calcext:value-type="string">
            <text:p>USB4730-GF-A-KIT</text:p>
          </table:table-cell>
          <table:table-cell office:value-type="string" calcext:value-type="string">
            <text:p><text:a xlink:href="https://www.tme.eu/pl/details/usb4730-gf-a-kit/zlacza-usb-i-ieee1394/global-connector-technology-gct/" xlink:type="simple">https://www.tme.eu/pl/details/usb4730-gf-a-kit/zlacza-usb-i-ieee1394/global-connector-technology-gct/</text:a></text:p>
          </table:table-cell>
          <table:table-cell office:value-type="string" calcext:value-type="string">
            <text:p>--</text:p>
          </table:table-cell>
          <table:table-cell table:style-name="ce28" office:value-type="string" calcext:value-type="string">
            <text:p>custom</text:p>
          </table:table-cell>
          <table:table-cell office:value-type="string" calcext:value-type="string">
            <text:p>usb c connecto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office:value-type="currency" office:currency="PLN" office:value="7.67" calcext:value-type="currency">
            <text:p>7.6700 PLN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table:style-name="ce39" table:formula="of:=[.J6]*[.H6]" office:value-type="currency" office:currency="PLN" office:value="23.01" calcext:value-type="currency">
            <text:p>23.0100 PLN</text:p>
          </table:table-cell>
        </table:table-row>
        <table:table-row table:style-name="ro1">
          <table:table-cell table:style-name="ce29" office:value-type="string" calcext:value-type="string">
            <text:p>MCP73831T-2ATI_OT</text:p>
          </table:table-cell>
          <table:table-cell office:value-type="string" calcext:value-type="string">
            <text:p><text:a xlink:href="https://www.tme.eu/pl/details/mcp73831t-2ati_ot/kontrolery-baterii-i-akumulatorow-uklady/microchip-technology/" xlink:type="simple">https://www.tme.eu/pl/details/mcp73831t-2ati_ot/kontrolery-baterii-i-akumulatorow-uklady/microchip-technology/</text:a></text:p>
          </table:table-cell>
          <table:table-cell office:value-type="string" calcext:value-type="string">
            <text:p>--</text:p>
          </table:table-cell>
          <table:table-cell table:style-name="ce29" office:value-type="string" calcext:value-type="string">
            <text:p>SOT23-5</text:p>
          </table:table-cell>
          <table:table-cell office:value-type="string" calcext:value-type="string">
            <text:p>Battery charg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office:value-type="currency" office:currency="PLN" office:value="3.35" calcext:value-type="currency">
            <text:p>3.3500 PLN</text:p>
          </table:table-cell>
          <table:table-cell/>
          <table:table-cell office:value-type="float" office:value="3" calcext:value-type="float">
            <text:p>3</text:p>
          </table:table-cell>
          <table:table-cell table:style-name="ce39" table:formula="of:=[.J7]*[.H7]" office:value-type="currency" office:currency="PLN" office:value="10.05" calcext:value-type="currency">
            <text:p>10.0500 PLN</text:p>
          </table:table-cell>
        </table:table-row>
        <table:table-row table:style-name="ro1">
          <table:table-cell table:style-name="ce28" office:value-type="string" calcext:value-type="string">
            <text:p><text:s/></text:p>
          </table:table-cell>
          <table:table-cell office:value-type="string" calcext:value-type="string">
            <text:p><text:a xlink:href="https://www.tme.eu/pl/details/evpake31a/mikroprzelaczniki-tact/panasonic/" xlink:type="simple">https://www.tme.eu/pl/details/evpake31a/mikroprzelaczniki-tact/panasonic/</text:a></text:p>
          </table:table-cell>
          <table:table-cell office:value-type="string" calcext:value-type="string">
            <text:p>--</text:p>
          </table:table-cell>
          <table:table-cell table:style-name="ce28" office:value-type="string" calcext:value-type="string">
            <text:p>custom</text:p>
          </table:table-cell>
          <table:table-cell office:value-type="string" calcext:value-type="string">
            <text:p>Button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4" office:value-type="currency" office:currency="PLN" office:value="1.918" calcext:value-type="currency">
            <text:p>1.9180 PLN</text:p>
          </table:table-cell>
          <table:table-cell office:value-type="float" office:value="0.45" calcext:value-type="float">
            <text:p>0.45</text:p>
          </table:table-cell>
          <table:table-cell office:value-type="float" office:value="13" calcext:value-type="float">
            <text:p>13</text:p>
          </table:table-cell>
          <table:table-cell table:style-name="ce39" table:formula="of:=[.J8]*[.H8]" office:value-type="currency" office:currency="PLN" office:value="24.934" calcext:value-type="currency">
            <text:p>24.9340 PLN</text:p>
          </table:table-cell>
        </table:table-row>
        <table:table-row table:style-name="ro1">
          <table:table-cell table:style-name="ce29" office:value-type="string" calcext:value-type="string">
            <text:p>CC0603KRX7R8BB104</text:p>
          </table:table-cell>
          <table:table-cell office:value-type="string" calcext:value-type="string">
            <text:p><text:a xlink:href="https://www.tme.eu/pl/details/cc0603krx7r8104/kondensatory-mlcc-smd/yageo/cc0603krx7r8bb104/" xlink:type="simple">https://www.tme.eu/pl/details/cc0603krx7r8104/kondensatory-mlcc-smd/yageo/cc0603krx7r8bb104/</text:a></text:p>
          </table:table-cell>
          <table:table-cell office:value-type="string" calcext:value-type="string">
            <text:p>--</text:p>
          </table:table-cell>
          <table:table-cell table:style-name="ce29" office:value-type="float" office:value="1608" calcext:value-type="float">
            <text:p>1608</text:p>
          </table:table-cell>
          <table:table-cell table:style-name="ce29" office:value-type="string" calcext:value-type="string">
            <text:p>0,1µF/25V capacitor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5" office:value-type="currency" office:currency="PLN" office:value="0.06692" calcext:value-type="currency">
            <text:p>0.0669 PL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9" table:formula="of:=[.J9]*[.H9]" office:value-type="currency" office:currency="PLN" office:value="1.3384" calcext:value-type="currency">
            <text:p>1.3384 PLN</text:p>
          </table:table-cell>
        </table:table-row>
        <table:table-row table:style-name="ro1">
          <table:table-cell table:style-name="ce29" office:value-type="string" calcext:value-type="string">
            <text:p>GRT21BR61H475KE13L</text:p>
          </table:table-cell>
          <table:table-cell table:style-name="ce29" office:value-type="string" calcext:value-type="string">
            <text:p><text:a xlink:href="https://www.tme.eu/pl/details/cl21a475kbqnnne/kondensatory-mlcc-smd/samsung/" xlink:type="simple">https://www.tme.eu/pl/details/cl21a475kbqnnne/kondensatory-mlcc-smd/samsung/</text:a></text:p>
          </table:table-cell>
          <table:table-cell office:value-type="string" calcext:value-type="string">
            <text:p>--</text:p>
          </table:table-cell>
          <table:table-cell table:style-name="ce29" office:value-type="float" office:value="2012" calcext:value-type="float">
            <text:p>2012</text:p>
          </table:table-cell>
          <table:table-cell table:style-name="ce29" office:value-type="string" calcext:value-type="string">
            <text:p>4,7µF/50V capacito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35" office:value-type="currency" office:currency="PLN" office:value="0.6347" calcext:value-type="currency">
            <text:p>0.6347 PLN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39" table:formula="of:=[.J10]*[.H10]" office:value-type="currency" office:currency="PLN" office:value="7.6164" calcext:value-type="currency">
            <text:p>7.6164 PLN</text:p>
          </table:table-cell>
        </table:table-row>
        <table:table-row table:style-name="ro2">
          <table:table-cell table:style-name="ce30" office:value-type="string" calcext:value-type="string">
            <text:p>C1608X5R1H105K080AB</text:p>
          </table:table-cell>
          <table:table-cell table:style-name="ce29" office:value-type="string" calcext:value-type="string">
            <text:p><text:a xlink:href="https://www.tme.eu/pl/details/c1608x5r1h105kab/kondensatory-mlcc-smd/tdk/c1608x5r1h105k080ab/" xlink:type="simple">https://www.tme.eu/pl/details/c1608x5r1h105kab/kondensatory-mlcc-smd/tdk/c1608x5r1h105k080ab/</text:a></text:p>
          </table:table-cell>
          <table:table-cell office:value-type="string" calcext:value-type="string">
            <text:p>--</text:p>
          </table:table-cell>
          <table:table-cell table:style-name="ce29" office:value-type="float" office:value="1608" calcext:value-type="float">
            <text:p>1608</text:p>
          </table:table-cell>
          <table:table-cell table:style-name="ce29" office:value-type="string" calcext:value-type="string">
            <text:p>1µF/50V capacitor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5" office:value-type="currency" office:currency="PLN" office:value="0.2898" calcext:value-type="currency">
            <text:p>0.2898 PLN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39" table:formula="of:=[.J11]*[.H11]" office:value-type="currency" office:currency="PLN" office:value="8.694" calcext:value-type="currency">
            <text:p>8.6940 PLN</text:p>
          </table:table-cell>
        </table:table-row>
        <table:table-row table:style-name="ro1">
          <table:table-cell table:style-name="ce29" office:value-type="string" calcext:value-type="string">
            <text:p>GRM188R61E106KA73J</text:p>
          </table:table-cell>
          <table:table-cell office:value-type="string" calcext:value-type="string">
            <text:p><text:a xlink:href="https://www.tme.eu/pl/details/grm188r61e106ka73j/kondensatory-mlcc-smd/murata/" xlink:type="simple">https://www.tme.eu/pl/details/grm188r61e106ka73j/kondensatory-mlcc-smd/murata/</text:a></text:p>
          </table:table-cell>
          <table:table-cell office:value-type="string" calcext:value-type="string">
            <text:p>--</text:p>
          </table:table-cell>
          <table:table-cell table:style-name="ce29" office:value-type="float" office:value="1608" calcext:value-type="float">
            <text:p>1608</text:p>
          </table:table-cell>
          <table:table-cell table:style-name="ce29" office:value-type="string" calcext:value-type="string">
            <text:p>10µF/25V capacito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5" office:value-type="currency" office:currency="PLN" office:value="0.3904" calcext:value-type="currency">
            <text:p>0.3904 PLN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39" table:formula="of:=[.J12]*[.H12]" office:value-type="currency" office:currency="PLN" office:value="4.2944" calcext:value-type="currency">
            <text:p>4.2944 PLN</text:p>
          </table:table-cell>
        </table:table-row>
        <table:table-row table:style-name="ro1">
          <table:table-cell table:style-name="ce29" office:value-type="string" calcext:value-type="string">
            <text:p>04025A180FAT2A</text:p>
          </table:table-cell>
          <table:table-cell office:value-type="string" calcext:value-type="string">
            <text:p><text:a xlink:href="https://www.tme.eu/pl/details/04025a180fat2a/kondensatory-mlcc-smd/kyocera-avx/" xlink:type="simple">https://www.tme.eu/pl/details/04025a180fat2a/kondensatory-mlcc-smd/kyocera-avx/</text:a></text:p>
          </table:table-cell>
          <table:table-cell office:value-type="string" calcext:value-type="string">
            <text:p>--</text:p>
          </table:table-cell>
          <table:table-cell table:style-name="ce29" office:value-type="float" office:value="1608" calcext:value-type="float">
            <text:p>1608</text:p>
          </table:table-cell>
          <table:table-cell table:style-name="ce29" office:value-type="string" calcext:value-type="string">
            <text:p>18pF/50V capacito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5" office:value-type="currency" office:currency="PLN" office:value="0.2472" calcext:value-type="currency">
            <text:p>0.2472 PLN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9" table:formula="of:=[.J13]*[.H13]" office:value-type="currency" office:currency="PLN" office:value="2.472" calcext:value-type="currency">
            <text:p>2.4720 PLN</text:p>
          </table:table-cell>
        </table:table-row>
        <table:table-row table:style-name="ro1">
          <table:table-cell table:style-name="ce29" office:value-type="string" calcext:value-type="string">
            <text:p>ERJ2GEJ512X</text:p>
          </table:table-cell>
          <table:table-cell office:value-type="string" calcext:value-type="string">
            <text:p><text:a xlink:href="https://www.tme.eu/pl/details/erj2gej512x/rezystory-smd/panasonic/" xlink:type="simple">https://www.tme.eu/pl/details/erj2gej512x/rezystory-smd/panasonic/</text:a></text:p>
          </table:table-cell>
          <table:table-cell office:value-type="string" calcext:value-type="string">
            <text:p>--</text:p>
          </table:table-cell>
          <table:table-cell table:style-name="ce29" office:value-type="float" office:value="1005" calcext:value-type="float">
            <text:p>1005</text:p>
          </table:table-cell>
          <table:table-cell office:value-type="string" calcext:value-type="string">
            <text:p>5.1k/0.1W resisto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34" office:value-type="currency" office:currency="PLN" office:value="0.03597" calcext:value-type="currency">
            <text:p>0.0360 PLN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39" table:formula="of:=[.J14]*[.H14]" office:value-type="currency" office:currency="PLN" office:value="0.7194" calcext:value-type="currency">
            <text:p>0.7194 PLN</text:p>
          </table:table-cell>
        </table:table-row>
        <table:table-row table:style-name="ro1">
          <table:table-cell table:style-name="ce29" office:value-type="string" calcext:value-type="string">
            <text:p>AA0402JR-0710KL</text:p>
          </table:table-cell>
          <table:table-cell office:value-type="string" calcext:value-type="string">
            <text:p><text:a xlink:href="https://www.tme.eu/pl/details/aa0402jr-0710kl/rezystory-smd/yageo/" xlink:type="simple">https://www.tme.eu/pl/details/aa0402jr-0710kl/rezystory-smd/yageo/</text:a></text:p>
          </table:table-cell>
          <table:table-cell office:value-type="string" calcext:value-type="string">
            <text:p>--</text:p>
          </table:table-cell>
          <table:table-cell table:style-name="ce29" office:value-type="float" office:value="1005" calcext:value-type="float">
            <text:p>1005</text:p>
          </table:table-cell>
          <table:table-cell office:value-type="string" calcext:value-type="string">
            <text:p>10k/62.5mW resisto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35" office:value-type="currency" office:currency="PLN" office:value="0.10426" calcext:value-type="currency">
            <text:p>0.1043 PLN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39" table:formula="of:=[.J15]*[.H15]" office:value-type="currency" office:currency="PLN" office:value="1.5639" calcext:value-type="currency">
            <text:p>1.5639 PLN</text:p>
          </table:table-cell>
        </table:table-row>
        <table:table-row table:style-name="ro1">
          <table:table-cell table:style-name="ce29" office:value-type="string" calcext:value-type="string">
            <text:p>ERJ2GEJ102X</text:p>
          </table:table-cell>
          <table:table-cell office:value-type="string" calcext:value-type="string">
            <text:p><text:a xlink:href="https://www.tme.eu/pl/details/erj2gej102x/rezystory-smd/panasonic/" xlink:type="simple">https://www.tme.eu/pl/details/erj2gej102x/rezystory-smd/panasonic/</text:a></text:p>
          </table:table-cell>
          <table:table-cell office:value-type="string" calcext:value-type="string">
            <text:p>--</text:p>
          </table:table-cell>
          <table:table-cell table:style-name="ce29" office:value-type="float" office:value="1005" calcext:value-type="float">
            <text:p>1005</text:p>
          </table:table-cell>
          <table:table-cell office:value-type="string" calcext:value-type="string">
            <text:p>1k/0.1W resisto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4" office:value-type="currency" office:currency="PLN" office:value="0.0358" calcext:value-type="currency">
            <text:p>0.0358 PLN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9" table:formula="of:=[.J16]*[.H16]" office:value-type="currency" office:currency="PLN" office:value="0.358" calcext:value-type="currency">
            <text:p>0.3580 PLN</text:p>
          </table:table-cell>
        </table:table-row>
        <table:table-row table:style-name="ro1">
          <table:table-cell table:style-name="ce28" office:value-type="string" calcext:value-type="string">
            <text:p>ERJ2GEJ472X</text:p>
          </table:table-cell>
          <table:table-cell office:value-type="string" calcext:value-type="string">
            <text:p><text:a xlink:href="https://www.tme.eu/pl/details/erj2gej472x/rezystory-smd/panasonic/" xlink:type="simple">https://www.tme.eu/pl/details/erj2gej472x/rezystory-smd/panasonic/</text:a></text:p>
          </table:table-cell>
          <table:table-cell office:value-type="string" calcext:value-type="string">
            <text:p>--</text:p>
          </table:table-cell>
          <table:table-cell table:style-name="ce29" office:value-type="float" office:value="1005" calcext:value-type="float">
            <text:p>1005</text:p>
          </table:table-cell>
          <table:table-cell office:value-type="string" calcext:value-type="string">
            <text:p>4.7k/0.1W resisto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4" office:value-type="currency" office:currency="PLN" office:value="0.0358" calcext:value-type="currency">
            <text:p>0.0358 PLN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9" table:formula="of:=[.J17]*[.H17]" office:value-type="currency" office:currency="PLN" office:value="0.358" calcext:value-type="currency">
            <text:p>0.3580 PLN</text:p>
          </table:table-cell>
        </table:table-row>
        <table:table-row table:style-name="ro1">
          <table:table-cell table:style-name="ce28" office:value-type="string" calcext:value-type="string">
            <text:p>ERJ2RKF8063X</text:p>
          </table:table-cell>
          <table:table-cell office:value-type="string" calcext:value-type="string">
            <text:p><text:a xlink:href="https://www.tme.eu/pl/details/erj2rkf8063x/rezystory-smd/panasonic/" xlink:type="simple">https://www.tme.eu/pl/details/erj2rkf8063x/rezystory-smd/panasonic/</text:a></text:p>
          </table:table-cell>
          <table:table-cell office:value-type="string" calcext:value-type="string">
            <text:p>--</text:p>
          </table:table-cell>
          <table:table-cell table:style-name="ce28" office:value-type="float" office:value="1005" calcext:value-type="float">
            <text:p>1005</text:p>
          </table:table-cell>
          <table:table-cell office:value-type="string" calcext:value-type="string">
            <text:p>806k/0.1W resistor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4" office:value-type="currency" office:currency="PLN" office:value="0.12105" calcext:value-type="currency">
            <text:p>0.1211 PLN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9" table:formula="of:=[.J18]*[.H18]" office:value-type="currency" office:currency="PLN" office:value="1.2105" calcext:value-type="currency">
            <text:p>1.2105 PLN</text:p>
          </table:table-cell>
        </table:table-row>
        <table:table-row table:style-name="ro1">
          <table:table-cell table:style-name="ce28" office:value-type="string" calcext:value-type="string">
            <text:p>ERJ2RKF3003X</text:p>
          </table:table-cell>
          <table:table-cell office:value-type="string" calcext:value-type="string">
            <text:p><text:a xlink:href="https://www.tme.eu/pl/details/erj2rkf3003x/rezystory-smd/panasonic/" xlink:type="simple">https://www.tme.eu/pl/details/erj2rkf3003x/rezystory-smd/panasonic/</text:a></text:p>
          </table:table-cell>
          <table:table-cell office:value-type="string" calcext:value-type="string">
            <text:p>--</text:p>
          </table:table-cell>
          <table:table-cell table:style-name="ce28" office:value-type="float" office:value="1005" calcext:value-type="float">
            <text:p>1005</text:p>
          </table:table-cell>
          <table:table-cell office:value-type="string" calcext:value-type="string">
            <text:p>300k/0.1W resisto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4" office:value-type="currency" office:currency="PLN" office:value="0.05362" calcext:value-type="currency">
            <text:p>0.0536 PLN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9" table:formula="of:=[.J19]*[.H19]" office:value-type="currency" office:currency="PLN" office:value="0.5362" calcext:value-type="currency">
            <text:p>0.5362 PLN</text:p>
          </table:table-cell>
        </table:table-row>
        <table:table-row table:style-name="ro1">
          <table:table-cell table:style-name="ce28" office:value-type="string" calcext:value-type="string">
            <text:p>ERJ2GEJ106X</text:p>
          </table:table-cell>
          <table:table-cell office:value-type="string" calcext:value-type="string">
            <text:p><text:a xlink:href="https://www.tme.eu/pl/details/erj2gej106x/rezystory-smd/panasonic/" xlink:type="simple">https://www.tme.eu/pl/details/erj2gej106x/rezystory-smd/panasonic/</text:a></text:p>
          </table:table-cell>
          <table:table-cell office:value-type="string" calcext:value-type="string">
            <text:p>--</text:p>
          </table:table-cell>
          <table:table-cell table:style-name="ce28" office:value-type="float" office:value="1005" calcext:value-type="float">
            <text:p>1005</text:p>
          </table:table-cell>
          <table:table-cell office:value-type="string" calcext:value-type="string">
            <text:p>10M/0.1W resisto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4" office:value-type="currency" office:currency="PLN" office:value="0.05528" calcext:value-type="currency">
            <text:p>0.0553 PLN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9" table:formula="of:=[.J20]*[.H20]" office:value-type="currency" office:currency="PLN" office:value="0.5528" calcext:value-type="currency">
            <text:p>0.5528 PLN</text:p>
          </table:table-cell>
        </table:table-row>
        <table:table-row table:style-name="ro1">
          <table:table-cell table:style-name="ce28" office:value-type="string" calcext:value-type="string">
            <text:p>ERJ2GEJ104X</text:p>
          </table:table-cell>
          <table:table-cell office:value-type="string" calcext:value-type="string">
            <text:p><text:a xlink:href="https://www.tme.eu/pl/details/erj2gej104x/rezystory-smd/panasonic/" xlink:type="simple">https://www.tme.eu/pl/details/erj2gej104x/rezystory-smd/panasonic/</text:a></text:p>
          </table:table-cell>
          <table:table-cell office:value-type="string" calcext:value-type="string">
            <text:p>--</text:p>
          </table:table-cell>
          <table:table-cell table:style-name="ce28" office:value-type="float" office:value="1005" calcext:value-type="float">
            <text:p>1005</text:p>
          </table:table-cell>
          <table:table-cell office:value-type="string" calcext:value-type="string">
            <text:p>100k/0.1W resisto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4" office:value-type="currency" office:currency="PLN" office:value="0.03534" calcext:value-type="currency">
            <text:p>0.0353 PLN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9" table:formula="of:=[.J21]*[.H21]" office:value-type="currency" office:currency="PLN" office:value="0.3534" calcext:value-type="currency">
            <text:p>0.3534 PLN</text:p>
          </table:table-cell>
        </table:table-row>
        <table:table-row table:style-name="ro1">
          <table:table-cell table:style-name="ce28" office:value-type="string" calcext:value-type="string">
            <text:p>ERJ2GEJ3R0X</text:p>
          </table:table-cell>
          <table:table-cell office:value-type="string" calcext:value-type="string">
            <text:p><text:a xlink:href="https://www.tme.eu/pl/details/erj2gej3r0x/rezystory-smd/panasonic/" xlink:type="simple">https://www.tme.eu/pl/details/erj2gej3r0x/rezystory-smd/panasonic/</text:a></text:p>
          </table:table-cell>
          <table:table-cell office:value-type="string" calcext:value-type="string">
            <text:p>--</text:p>
          </table:table-cell>
          <table:table-cell table:style-name="ce28" office:value-type="float" office:value="1005" calcext:value-type="float">
            <text:p>1005</text:p>
          </table:table-cell>
          <table:table-cell office:value-type="string" calcext:value-type="string">
            <text:p>3/0.1W resistor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4" office:value-type="currency" office:currency="PLN" office:value="0.03602" calcext:value-type="currency">
            <text:p>0.0360 PLN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9" table:formula="of:=[.J22]*[.H22]" office:value-type="currency" office:currency="PLN" office:value="0.3602" calcext:value-type="currency">
            <text:p>0.3602 PLN</text:p>
          </table:table-cell>
        </table:table-row>
        <table:table-row table:style-name="ro1">
          <table:table-cell table:style-name="ce28" office:value-type="string" calcext:value-type="string">
            <text:p>HPI0530-100</text:p>
          </table:table-cell>
          <table:table-cell office:value-type="string" calcext:value-type="string">
            <text:p><text:a xlink:href="https://www.tme.eu/pl/details/hpi0530-100/dlawiki-smd-mocy/ferrocore/" xlink:type="simple">https://www.tme.eu/pl/details/hpi0530-100/dlawiki-smd-mocy/ferrocore/</text:a></text:p>
          </table:table-cell>
          <table:table-cell office:value-type="string" calcext:value-type="string">
            <text:p>--</text:p>
          </table:table-cell>
          <table:table-cell table:style-name="ce28" office:value-type="string" calcext:value-type="string">
            <text:p>--</text:p>
          </table:table-cell>
          <table:table-cell office:value-type="string" calcext:value-type="string">
            <text:p>10uH/2.1A indu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4" office:value-type="currency" office:currency="PLN" office:value="1.89" calcext:value-type="currency">
            <text:p>1.8900 PLN</text:p>
          </table:table-cell>
          <table:table-cell/>
          <table:table-cell office:value-type="float" office:value="4" calcext:value-type="float">
            <text:p>4</text:p>
          </table:table-cell>
          <table:table-cell table:style-name="ce39" table:formula="of:=[.J23]*[.H23]" office:value-type="currency" office:currency="PLN" office:value="7.56" calcext:value-type="currency">
            <text:p>7.5600 PLN</text:p>
          </table:table-cell>
        </table:table-row>
        <table:table-row table:style-name="ro1">
          <table:table-cell table:style-name="ce28" office:value-type="string" calcext:value-type="string">
            <text:p>BAT54TW-7-F</text:p>
          </table:table-cell>
          <table:table-cell table:style-name="ce29" office:value-type="string" calcext:value-type="string">
            <text:p><text:a xlink:href="https://www.tme.eu/pl/details/bat54tw-7-f/diody-schottky-smd/diodes-incorporated/" xlink:type="simple">https://www.tme.eu/pl/details/bat54tw-7-f/diody-schottky-smd/diodes-incorporated/</text:a></text:p>
          </table:table-cell>
          <table:table-cell office:value-type="string" calcext:value-type="string">
            <text:p>--</text:p>
          </table:table-cell>
          <table:table-cell table:style-name="ce29" office:value-type="string" calcext:value-type="string">
            <text:p>SOT363</text:p>
          </table:table-cell>
          <table:table-cell office:value-type="string" calcext:value-type="string">
            <text:p>3 schotchy diod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34" office:value-type="currency" office:currency="PLN" office:value="0.382" calcext:value-type="currency">
            <text:p>0.3820 PLN</text:p>
          </table:table-cell>
          <table:table-cell/>
          <table:table-cell office:value-type="float" office:value="5" calcext:value-type="float">
            <text:p>5</text:p>
          </table:table-cell>
          <table:table-cell table:style-name="ce39" table:formula="of:=[.J24]*[.H24]" office:value-type="currency" office:currency="PLN" office:value="1.91" calcext:value-type="currency">
            <text:p>1.9100 PLN</text:p>
          </table:table-cell>
        </table:table-row>
        <table:table-row table:style-name="ro1">
          <table:table-cell table:style-name="ce28" office:value-type="string" calcext:value-type="string">
            <text:p>SD0805S040S0R5</text:p>
          </table:table-cell>
          <table:table-cell office:value-type="string" calcext:value-type="string">
            <text:p><text:a xlink:href="https://www.tme.eu/pl/details/sd0805s040s0r5/diody-schottky-smd/kyocera-avx/" xlink:type="simple">https://www.tme.eu/pl/details/sd0805s040s0r5/diody-schottky-smd/kyocera-avx/</text:a></text:p>
          </table:table-cell>
          <table:table-cell office:value-type="string" calcext:value-type="string">
            <text:p>--</text:p>
          </table:table-cell>
          <table:table-cell table:style-name="ce29" office:value-type="string" calcext:value-type="string">
            <text:p>0805 (???)</text:p>
          </table:table-cell>
          <table:table-cell office:value-type="string" calcext:value-type="string">
            <text:p>schotchy dio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5" office:value-type="currency" office:currency="PLN" office:value="0.7672" calcext:value-type="currency">
            <text:p>0.7672 PLN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9" table:formula="of:=[.J25]*[.H25]" office:value-type="currency" office:currency="PLN" office:value="7.672" calcext:value-type="currency">
            <text:p>7.6720 PLN</text:p>
          </table:table-cell>
        </table:table-row>
        <table:table-row table:style-name="ro1">
          <table:table-cell table:style-name="ce28" office:value-type="string" calcext:value-type="string">
            <text:p>AO3400A</text:p>
          </table:table-cell>
          <table:table-cell office:value-type="string" calcext:value-type="string">
            <text:p><text:a xlink:href="https://www.tme.eu/pl/details/ao3400a/tranzystory-z-kanalem-n-smd/alpha-omega-semiconductor/" xlink:type="simple">https://www.tme.eu/pl/details/ao3400a/tranzystory-z-kanalem-n-smd/alpha-omega-semiconductor/</text:a></text:p>
          </table:table-cell>
          <table:table-cell office:value-type="string" calcext:value-type="string">
            <text:p>--</text:p>
          </table:table-cell>
          <table:table-cell table:style-name="ce29" office:value-type="string" calcext:value-type="string">
            <text:p>SOT23</text:p>
          </table:table-cell>
          <table:table-cell office:value-type="string" calcext:value-type="string">
            <text:p>N-Mosfe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34" office:value-type="currency" office:currency="PLN" office:value="0.3376" calcext:value-type="currency">
            <text:p>0.3376 PLN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39" table:formula="of:=[.J26]*[.H26]" office:value-type="currency" office:currency="PLN" office:value="3.376" calcext:value-type="currency">
            <text:p>3.3760 PLN</text:p>
          </table:table-cell>
        </table:table-row>
        <table:table-row table:style-name="ro1">
          <table:table-cell table:style-name="ce28" office:value-type="string" calcext:value-type="string">
            <text:p>FDN304PZ</text:p>
          </table:table-cell>
          <table:table-cell office:value-type="string" calcext:value-type="string">
            <text:p><text:a xlink:href="https://www.tme.eu/pl/details/fdn304pz/tranzystory-z-kanalem-p-smd/onsemi/" xlink:type="simple">https://www.tme.eu/pl/details/fdn304pz/tranzystory-z-kanalem-p-smd/onsemi/</text:a></text:p>
          </table:table-cell>
          <table:table-cell office:value-type="string" calcext:value-type="string">
            <text:p>--</text:p>
          </table:table-cell>
          <table:table-cell table:style-name="ce29" office:value-type="string" calcext:value-type="string">
            <text:p>SuperSOT-3</text:p>
          </table:table-cell>
          <table:table-cell office:value-type="string" calcext:value-type="string">
            <text:p>P-Mosfe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34" office:value-type="currency" office:currency="PLN" office:value="0.56" calcext:value-type="currency">
            <text:p>0.5600 PLN</text:p>
          </table:table-cell>
          <table:table-cell/>
          <table:table-cell office:value-type="float" office:value="5" calcext:value-type="float">
            <text:p>5</text:p>
          </table:table-cell>
          <table:table-cell table:style-name="ce39" table:formula="of:=[.J27]*[.H27]" office:value-type="currency" office:currency="PLN" office:value="2.8" calcext:value-type="currency">
            <text:p>2.8000 PLN</text:p>
          </table:table-cell>
        </table:table-row>
        <table:table-row table:style-name="ro1">
          <table:table-cell table:style-name="ce28" office:value-type="string" calcext:value-type="string">
            <text:p>9HT10D-32.768KDZF</text:p>
          </table:table-cell>
          <table:table-cell office:value-type="string" calcext:value-type="string">
            <text:p><text:a xlink:href="https://www.tme.eu/pl/details/9ht10d-32.768kdzf/rezonatory-kwarcowe-smd/txc/9ht10d-32-768kdzf-t/" xlink:type="simple">https://www.tme.eu/pl/details/9ht10d-32.768kdzf/rezonatory-kwarcowe-smd/txc/9ht10d-32-768kdzf-t/</text:a></text:p>
          </table:table-cell>
          <table:table-cell office:value-type="string" calcext:value-type="string">
            <text:p>--</text:p>
          </table:table-cell>
          <table:table-cell table:style-name="ce28" office:value-type="string" calcext:value-type="string">
            <text:p>--</text:p>
          </table:table-cell>
          <table:table-cell office:value-type="string" calcext:value-type="string">
            <text:p>Crysta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5" office:value-type="currency" office:currency="PLN" office:value="2.528" calcext:value-type="currency">
            <text:p>2.5280 PLN</text:p>
          </table:table-cell>
          <table:table-cell/>
          <table:table-cell office:value-type="float" office:value="5" calcext:value-type="float">
            <text:p>5</text:p>
          </table:table-cell>
          <table:table-cell table:style-name="ce39" table:formula="of:=[.J28]*[.H28]" office:value-type="currency" office:currency="PLN" office:value="12.64" calcext:value-type="currency">
            <text:p>12.6400 PLN</text:p>
          </table:table-cell>
        </table:table-row>
        <table:table-row table:style-name="ro1">
          <table:table-cell table:style-name="ce28" office:value-type="string" calcext:value-type="string">
            <text:p>BC817-25.215</text:p>
          </table:table-cell>
          <table:table-cell office:value-type="string" calcext:value-type="string">
            <text:p><text:a xlink:href="https://www.tme.eu/pl/details/bc817-25.215/tranzystory-npn-smd/nexperia/bc817-25-215/" xlink:type="simple">https://www.tme.eu/pl/details/bc817-25.215/tranzystory-npn-smd/nexperia/bc817-25-215/</text:a></text:p>
          </table:table-cell>
          <table:table-cell office:value-type="string" calcext:value-type="string">
            <text:p>--</text:p>
          </table:table-cell>
          <table:table-cell table:style-name="ce28" office:value-type="string" calcext:value-type="string">
            <text:p>SOT23</text:p>
          </table:table-cell>
          <table:table-cell office:value-type="string" calcext:value-type="string">
            <text:p>NPN transisto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5" office:value-type="currency" office:currency="PLN" office:value="0.3759" calcext:value-type="currency">
            <text:p>0.3759 PLN</text:p>
          </table:table-cell>
          <table:table-cell/>
          <table:table-cell office:value-type="float" office:value="7" calcext:value-type="float">
            <text:p>7</text:p>
          </table:table-cell>
          <table:table-cell table:style-name="ce39" table:formula="of:=[.J29]*[.H29]" office:value-type="currency" office:currency="PLN" office:value="2.6313" calcext:value-type="currency">
            <text:p>2.6313 PLN</text:p>
          </table:table-cell>
        </table:table-row>
        <table:table-row table:style-name="ro1">
          <table:table-cell table:style-name="ce28"/>
          <table:table-cell table:style-name="ce27" office:value-type="string" calcext:value-type="string">
            <text:p>links to other sites</text:p>
          </table:table-cell>
          <table:table-cell/>
          <table:table-cell table:style-name="ce28"/>
          <table:table-cell table:number-columns-repeated="3"/>
          <table:table-cell table:style-name="ce36"/>
          <table:table-cell/>
          <table:table-cell office:value-type="string" calcext:value-type="string">
            <text:p>sum:</text:p>
          </table:table-cell>
          <table:table-cell table:style-name="ce39" table:formula="of:=SUM([.K2:.K29])" office:value-type="currency" office:currency="PLN" office:value="191.6829" calcext:value-type="currency">
            <text:p>191.6829 PLN</text:p>
          </table:table-cell>
        </table:table-row>
        <table:table-row table:style-name="ro1">
          <table:table-cell table:style-name="ce28" office:value-type="string" calcext:value-type="string">
            <text:p>LIS3DHTR</text:p>
          </table:table-cell>
          <table:table-cell office:value-type="string" calcext:value-type="string">
            <text:p><text:a xlink:href="https://pl.farnell.com/stmicroelectronics/lis3dhtr/accelerometer-3-axis-16g-16lga/dp/2253507" xlink:type="simple">https://pl.farnell.com/stmicroelectronics/lis3dhtr/accelerometer-3-axis-16g-16lga/dp/2253507</text:a></text:p>
          </table:table-cell>
          <table:table-cell office:value-type="float" office:value="0.011" calcext:value-type="float">
            <text:p>0.011</text:p>
          </table:table-cell>
          <table:table-cell table:style-name="ce33" office:value-type="string" calcext:value-type="string">
            <text:p>LGA-16</text:p>
          </table:table-cell>
          <table:table-cell office:value-type="string" calcext:value-type="string">
            <text:p>Acceleromet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6" office:value-type="currency" office:currency="PLN" office:value="11" calcext:value-type="currency">
            <text:p>11.0000 PLN</text:p>
          </table:table-cell>
          <table:table-cell table:number-columns-repeated="3"/>
        </table:table-row>
        <table:table-row table:style-name="ro1">
          <table:table-cell table:style-name="ce28" office:value-type="string" calcext:value-type="string">
            <text:p>MCP23018-E/MJ</text:p>
          </table:table-cell>
          <table:table-cell office:value-type="string" calcext:value-type="string">
            <text:p><text:a xlink:href="https://pl.farnell.com/microchip/mcp23018-e-mj/ic-expander-i-o-16bit-24qfn/dp/1854489" xlink:type="simple">https://pl.farnell.com/microchip/mcp23018-e-mj/ic-expander-i-o-16bit-24qfn/dp/1854489</text:a>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string" calcext:value-type="string">
            <text:p>QFN</text:p>
          </table:table-cell>
          <table:table-cell office:value-type="string" calcext:value-type="string">
            <text:p>Gpio expande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4" office:value-type="currency" office:currency="PLN" office:value="8.49" calcext:value-type="currency">
            <text:p>8.4900 PL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X25R6435FM2IH0</text:p>
          </table:table-cell>
          <table:table-cell table:style-name="Default" office:value-type="string" calcext:value-type="string">
            <text:p><text:a xlink:href="https://pl.farnell.com/macronix/mx25r6435fm2ih0/flash-memory-64mbit-40-to-85deg/dp/3129187" xlink:type="simple">https://pl.farnell.com/macronix/mx25r6435fm2ih0/flash-memory-64mbit-40-to-85deg/dp/3129187</text:a></text:p>
          </table:table-cell>
          <table:table-cell table:style-name="Default"/>
          <table:table-cell office:value-type="string" calcext:value-type="string">
            <text:p>?</text:p>
          </table:table-cell>
          <table:table-cell table:style-name="Default" office:value-type="string" calcext:value-type="string">
            <text:p>flash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ce37" office:value-type="string" calcext:value-type="string">
            <text:p>7,4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REE LED CLMVC-FKA-CL1D1L71BB7C3C3</text:p>
          </table:table-cell>
          <table:table-cell table:style-name="Default" office:value-type="string" calcext:value-type="string">
            <text:p><text:a xlink:href="https://pl.farnell.com/cree/clmvc-fka-cl1d1l71bb7c3c3/led-rgb-80-225-43mcd-624-535-475nm/dp/3625420" xlink:type="simple">https://pl.farnell.com/cree/clmvc-fka-cl1d1l71bb7c3c3/led-rgb-80-225-43mcd-624-535-475nm/dp/3625420</text:a></text:p>
          </table:table-cell>
          <table:table-cell table:style-name="Default"/>
          <table:table-cell office:value-type="string" calcext:value-type="string">
            <text:p>?</text:p>
          </table:table-cell>
          <table:table-cell table:style-name="Default" office:value-type="string" calcext:value-type="string">
            <text:p>rgb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ce37" office:value-type="string" calcext:value-type="string">
            <text:p>1,07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YAGEO AC0402JR-07330RL</text:p>
          </table:table-cell>
          <table:table-cell table:style-name="Default" office:value-type="string" calcext:value-type="string">
            <text:p><text:a xlink:href="https://pl.farnell.com/yageo/ac0402jr-07330rl/res-330r-5-0-0625w-0402-thick/dp/3495217" xlink:type="simple">https://pl.farnell.com/yageo/ac0402jr-07330rl/res-330r-5-0-0625w-0402-thick/dp/3495217</text:a></text:p>
          </table:table-cell>
          <table:table-cell table:style-name="Default"/>
          <table:table-cell office:value-type="float" office:value="1005" calcext:value-type="float">
            <text:p>1005</text:p>
          </table:table-cell>
          <table:table-cell table:style-name="Default" office:value-type="string" calcext:value-type="string">
            <text:p>300/62.5mW resistor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" calcext:value-type="float">
            <text:p>10</text:p>
          </table:table-cell>
          <table:table-cell table:style-name="ce37" office:value-type="string" calcext:value-type="string">
            <text:p>0,05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ce31"/>
          <table:table-cell table:style-name="ce32"/>
          <table:table-cell table:style-name="Default"/>
          <table:table-cell table:style-name="ce31" table:number-columns-repeated="2"/>
          <table:table-cell table:style-name="Default" table:number-columns-repeated="2"/>
          <table:table-cell table:style-name="ce37"/>
          <table:table-cell table:style-name="Default"/>
          <table:table-cell table:number-columns-repeated="2"/>
        </table:table-row>
        <table:table-row table:style-name="ro1" table:number-rows-repeated="4">
          <table:table-cell/>
          <table:table-cell table:style-name="ce32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a xlink:href="https://botland.com.pl/wyswietlacze-e-paper/9819-e-paper-e-ink-b-154-200x200px-wyswietlacz-trojkolorowy-bez-modulu-waveshare-13275-5904422314408.html" xlink:type="simple">https://botland.com.pl/wyswietlacze-e-paper/9819-e-paper-e-ink-b-154-200x200px-wyswietlacz-trojkolorowy-bez-modulu-waveshare-13275-5904422314408.html</text:a>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<text:a xlink:href="https://botland.com.pl/akumulatory-li-pol-1s-37v/6046-akumulator-li-pol-akyga-250mah-1s-37v-zlacze-jst-bec-gniazdo-30x20x5mm-5904422364175.html" xlink:type="simple">https://botland.com.pl/akumulatory-li-pol-1s-37v/6046-akumulator-li-pol-akyga-250mah-1s-37v-zlacze-jst-bec-gniazdo-30x20x5mm-5904422364175.html</text:a></text:p>
          </table:table-cell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 table:number-rows-repeated="16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roid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" style:font-family-complex="'Droid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>PLN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PLN</number:currency-symbol>
      <style:map style:condition="value()&gt;=0" style:apply-style-name="N130P0"/>
    </number:currency-style>
    <number:currency-style style:name="N132P0" style:volatile="true">
      <number:number number:decimal-places="4" number:min-decimal-places="4" number:min-integer-digits="1" number:grouping="true"/>
      <number:text> </number:text>
      <number:currency-symbol>PLN</number:currency-symbol>
    </number:currency-style>
    <number:currency-style style:name="N132">
      <style:text-properties fo:color="#ff0000"/>
      <number:text>-</number:text>
      <number:number number:decimal-places="4" number:min-decimal-places="4" number:min-integer-digits="1" number:grouping="true"/>
      <number:text> </number:text>
      <number:currency-symbol>PLN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>PLN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>PLN</number:currency-symbol>
      <style:map style:condition="value()&gt;=0" style:apply-style-name="N133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0">00/00/0000</text:date>, <text:time style:data-style-name="N2" text:time-value="08:59:12.5833157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18:01:01.169738010</meta:creation-date>
    <dc:date>2024-06-10T08:59:17.929178670</dc:date>
    <meta:editing-duration>PT11H25M25S</meta:editing-duration>
    <meta:editing-cycles>23</meta:editing-cycles>
    <meta:generator>LibreOffice/24.2.4.2$Linux_X86_64 LibreOffice_project/420$Build-2</meta:generator>
    <meta:document-statistic meta:table-count="1" meta:cell-count="335" meta:object-count="0"/>
  </office:meta>
</office:document-meta>
</file>